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819cm" svg:height="1.417cm" svg:x="19.812cm" svg:y="19.28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266cm" svg:height="0.949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359cm" svg:height="0.749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20.632cm" svg:y1="18.189cm" svg:x2="20.721cm" svg:y2="19.284cm" draw:start-shape="id1" draw:start-glue-point="2" draw:end-shape="id2" draw:end-glue-point="0" svg:d="M20632 18189l89 1095" svg:viewBox="0 0 90 1096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388cm" svg:y1="13.935cm" svg:x2="21.803cm" svg:y2="15.361cm" draw:end-shape="id1" draw:end-glue-point="5" svg:d="M23388 13935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082cm" svg:y="10.414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324cm" svg:height="0.752cm" svg:x="23.073cm" svg:y="11.41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5.69cm" svg:y="10.76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228cm" svg:height="0.949cm" svg:x="17.489cm" svg:y="12.5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317cm" svg:height="0.749cm" svg:x="18.79cm" svg:y="11.64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4-11T00:42:26.147164200</dc:date>
    <meta:editing-duration>P1DT1H15M59S</meta:editing-duration>
    <meta:editing-cycles>30</meta:editing-cycles>
    <meta:generator>LibreOffice/25.2.0.3$Windows_X86_64 LibreOffice_project/e1cf4a87eb02d755bce1a01209907ea5ddc8f069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row>
        <mi>g</mi>
        <mi>,</mi>
        <mi>i</mi>
      </mrow>
    </msub>
    <annotation encoding="StarMath 5.0">y_{g,i}</annotation>
  </semantics>
</math>
</file>

<file path=Object 51/content.xml><?xml version="1.0" encoding="utf-8"?>
<math xmlns="http://www.w3.org/1998/Math/MathML" display="block">
  <semantics>
    <msub>
      <mi mathvariant="normal">μ</mi>
      <mi>g</mi>
    </msub>
    <annotation encoding="StarMath 5.0">%mu_g</annotation>
  </semantics>
</math>
</file>

<file path=Object 52/content.xml><?xml version="1.0" encoding="utf-8"?>
<math xmlns="http://www.w3.org/1998/Math/MathML" display="block">
  <semantics>
    <msub>
      <mi mathvariant="normal">σ</mi>
      <mi>g</mi>
    </msub>
    <annotation encoding="StarMath 5.0">%sigma_g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